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7cm"/>
    </style:style>
    <style:style style:name="co2" style:family="table-column">
      <style:table-column-properties fo:break-before="auto" style:column-width="1.489cm"/>
    </style:style>
    <style:style style:name="co3" style:family="table-column">
      <style:table-column-properties fo:break-before="auto" style:column-width="3.21cm"/>
    </style:style>
    <style:style style:name="co4" style:family="table-column">
      <style:table-column-properties fo:break-before="auto" style:column-width="4.6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8.714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0.8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iteu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bpage</text:p>
          </table:table-cell>
          <table:table-cell office:value-type="string" calcext:value-type="string">
            <text:p>codep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32" calcext:value-type="float">
            <text:p>9782016291832</text:p>
          </table:table-cell>
          <table:table-cell office:value-type="string" calcext:value-type="string">
            <text:p>Fleurs d'encre 6e - Ed. 2021 </text:p>
          </table:table-cell>
          <table:table-cell office:value-type="float" office:value="368" calcext:value-type="float">
            <text:p>368</text:p>
          </table:table-cell>
          <table:table-cell office:value-type="float" office:value="9782016291849" calcext:value-type="float">
            <text:p>9782016291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1924" calcext:value-type="float">
            <text:p>9782016291924</text:p>
          </table:table-cell>
          <table:table-cell office:value-type="string" calcext:value-type="string">
            <text:p>Mission Indigo Maths 6e - Ed. 2021 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1962" calcext:value-type="float">
            <text:p>9782016291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04285" calcext:value-type="float">
            <text:p>9782017104285</text:p>
          </table:table-cell>
          <table:table-cell office:value-type="string" calcext:value-type="string">
            <text:p>Fleurs d'Encre Français 3e - Ed. 2020 </text:p>
          </table:table-cell>
          <table:table-cell office:value-type="float" office:value="400" calcext:value-type="float">
            <text:p>400</text:p>
          </table:table-cell>
          <table:table-cell office:value-type="float" office:value="9782016289808" calcext:value-type="float">
            <text:p>9782016289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58486" calcext:value-type="float">
            <text:p>9782017158486</text:p>
          </table:table-cell>
          <table:table-cell office:value-type="string" calcext:value-type="string">
            <text:p>Fleurs d'encre Français 5e - Ed. 2022 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58493" calcext:value-type="float">
            <text:p>9782017158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89671" calcext:value-type="float">
            <text:p>9782017189671</text:p>
          </table:table-cell>
          <table:table-cell office:value-type="string" calcext:value-type="string">
            <text:p>Mission Plumes 4e - Ed. 2022 </text:p>
          </table:table-cell>
          <table:table-cell office:value-type="float" office:value="320" calcext:value-type="float">
            <text:p>320</text:p>
          </table:table-cell>
          <table:table-cell office:value-type="float" office:value="9782017189688" calcext:value-type="float">
            <text:p>9782017189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56" calcext:value-type="float">
            <text:p>9782016291856</text:p>
          </table:table-cell>
          <table:table-cell office:value-type="string" calcext:value-type="string">
            <text:p>Mission Plumes 5e - Ed. 2021 </text:p>
          </table:table-cell>
          <table:table-cell office:value-type="float" office:value="352" calcext:value-type="float">
            <text:p>352</text:p>
          </table:table-cell>
          <table:table-cell office:value-type="float" office:value="9782016291863" calcext:value-type="float">
            <text:p>9782016291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88" calcext:value-type="float">
            <text:p>9782016291788</text:p>
          </table:table-cell>
          <table:table-cell office:value-type="string" calcext:value-type="string">
            <text:p>A mi me Encanta 4e - Livre élève - Ed. 2021 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95" calcext:value-type="float">
            <text:p>9782016291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57" calcext:value-type="float">
            <text:p>9782016291757</text:p>
          </table:table-cell>
          <table:table-cell office:value-type="string" calcext:value-type="string">
            <text:p>A mi me Encanta 5e - Livre élève - Ed. 2021 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64" calcext:value-type="float">
            <text:p>9782016291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190011" calcext:value-type="float">
            <text:p>9782017190011</text:p>
          </table:table-cell>
          <table:table-cell office:value-type="string" calcext:value-type="string">
            <text:p>A mi me encanta cycle 4/3e - Ed. 2022 </text:p>
          </table:table-cell>
          <table:table-cell office:value-type="float" office:value="144" calcext:value-type="float">
            <text:p>144</text:p>
          </table:table-cell>
          <table:table-cell office:value-type="float" office:value="9782017190028" calcext:value-type="float">
            <text:p>9782017190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917" calcext:value-type="float">
            <text:p>9782016291917</text:p>
          </table:table-cell>
          <table:table-cell office:value-type="string" calcext:value-type="string">
            <text:p>Histoire-Géographie-EMC 3e - Ed. 2021 Plaza </text:p>
          </table:table-cell>
          <table:table-cell office:value-type="float" office:value="432" calcext:value-type="float">
            <text:p>432</text:p>
          </table:table-cell>
          <table:table-cell office:value-type="float" office:value="9782016291955" calcext:value-type="float">
            <text:p>978201629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894" calcext:value-type="float">
            <text:p>9782016291894</text:p>
          </table:table-cell>
          <table:table-cell office:value-type="string" calcext:value-type="string">
            <text:p>Histoire-Géographie-EMC 4e - Ed. 2021 Plaza 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91900" calcext:value-type="float">
            <text:p>978201629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90" calcext:value-type="float">
            <text:p>9782016289990</text:p>
          </table:table-cell>
          <table:table-cell office:value-type="string" calcext:value-type="string">
            <text:p>Mission Indigo Maths 3e - Ed. 2020 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0286" calcext:value-type="float">
            <text:p>978201629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76" calcext:value-type="float">
            <text:p>9782016289976</text:p>
          </table:table-cell>
          <table:table-cell office:value-type="string" calcext:value-type="string">
            <text:p>Mission Indigo Maths 4e - Ed. 2020 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83" calcext:value-type="float">
            <text:p>9782016289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52" calcext:value-type="float">
            <text:p>9782016289952</text:p>
          </table:table-cell>
          <table:table-cell office:value-type="string" calcext:value-type="string">
            <text:p>Mission Indigo Maths 5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69" calcext:value-type="float">
            <text:p>9782016289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190073" calcext:value-type="float">
            <text:p>9782017190073</text:p>
          </table:table-cell>
          <table:table-cell office:value-type="string" calcext:value-type="string">
            <text:p>Try n' Fly cycle 4/4e - Ed. 2022 </text:p>
          </table:table-cell>
          <table:table-cell office:value-type="float" office:value="160" calcext:value-type="float">
            <text:p>160</text:p>
          </table:table-cell>
          <table:table-cell office:value-type="float" office:value="9782017190080" calcext:value-type="float">
            <text:p>9782017190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 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32" calcext:value-type="float">
            <text:p>9782016291832</text:p>
          </table:table-cell>
          <table:table-cell office:value-type="string" calcext:value-type="string">
            <text:p>Fleurs d'encre 6e - Ed. 2021 </text:p>
          </table:table-cell>
          <table:table-cell office:value-type="float" office:value="368" calcext:value-type="float">
            <text:p>368</text:p>
          </table:table-cell>
          <table:table-cell office:value-type="float" office:value="9782016291849" calcext:value-type="float">
            <text:p>9782016291849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1924" calcext:value-type="float">
            <text:p>9782016291924</text:p>
          </table:table-cell>
          <table:table-cell office:value-type="string" calcext:value-type="string">
            <text:p>Mission Indigo Maths 6e - Ed. 2021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1931" calcext:value-type="float">
            <text:p>9782016291931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90132" calcext:value-type="float">
            <text:p>9782401090132</text:p>
          </table:table-cell>
          <table:table-cell office:value-type="string" calcext:value-type="string">
            <text:p>TAM Maths 6e - Ed 2022</text:p>
          </table:table-cell>
          <table:table-cell office:value-type="float" office:value="312" calcext:value-type="float">
            <text:p>312</text:p>
          </table:table-cell>
          <table:table-cell office:value-type="float" office:value="9782401090125" calcext:value-type="float">
            <text:p>9782401090125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82328" calcext:value-type="float">
            <text:p>9782401082328</text:p>
          </table:table-cell>
          <table:table-cell office:value-type="string" calcext:value-type="string">
            <text:p>L'Attrape livre Français 6e Éd 2021</text:p>
          </table:table-cell>
          <table:table-cell office:value-type="float" office:value="392" calcext:value-type="float">
            <text:p>392</text:p>
          </table:table-cell>
          <table:table-cell office:value-type="float" office:value="9782401082311" calcext:value-type="float">
            <text:p>9782401082311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103041" calcext:value-type="float">
            <text:p>9782278103041</text:p>
          </table:table-cell>
          <table:table-cell office:value-type="string" calcext:value-type="string">
            <text:p>New E For English 6ème Edition 2021</text:p>
          </table:table-cell>
          <table:table-cell office:value-type="float" office:value="168" calcext:value-type="float">
            <text:p>168</text:p>
          </table:table-cell>
          <table:table-cell office:value-type="float" office:value="9782278104062" calcext:value-type="float">
            <text:p>9782278104062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103119" calcext:value-type="float">
            <text:p>9782278103119</text:p>
          </table:table-cell>
          <table:table-cell office:value-type="string" calcext:value-type="string">
            <text:p>Nuevo Vamos allá 6eme 2021 Livre + Cahier numériques Enseignant</text:p>
          </table:table-cell>
          <table:table-cell office:value-type="float" office:value="148" calcext:value-type="float">
            <text:p>148</text:p>
          </table:table-cell>
          <table:table-cell office:value-type="float" office:value="9782278104079" calcext:value-type="float">
            <text:p>9782278104079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82243" calcext:value-type="float">
            <text:p>9782401082243</text:p>
          </table:table-cell>
          <table:table-cell office:value-type="string" calcext:value-type="string">
            <text:p>Pack your Bags Anglais 6e Éd 2021</text:p>
          </table:table-cell>
          <table:table-cell office:value-type="float" office:value="184" calcext:value-type="float">
            <text:p>184</text:p>
          </table:table-cell>
          <table:table-cell office:value-type="float" office:value="9782401082236" calcext:value-type="float">
            <text:p>9782401082236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didier</text:p>
          </table:table-cell>
          <table:table-cell office:value-type="float" office:value="9782278096213" calcext:value-type="float">
            <text:p>9782278096213</text:p>
          </table:table-cell>
          <table:table-cell office:value-type="string" calcext:value-type="string">
            <text:p>Lai Ba ! 1re année Manuel numérique élève enseignant</text:p>
          </table:table-cell>
          <table:table-cell office:value-type="float" office:value="100" calcext:value-type="float">
            <text:p>100</text:p>
          </table:table-cell>
          <table:table-cell office:value-type="float" office:value="9782278096213" calcext:value-type="float">
            <text:p>978227809621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58486" calcext:value-type="float">
            <text:p>9782017158486</text:p>
          </table:table-cell>
          <table:table-cell office:value-type="string" calcext:value-type="string">
            <text:p>Fleurs d'encre Français 5e - Ed. 2022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58493" calcext:value-type="float">
            <text:p>978201715849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56" calcext:value-type="float">
            <text:p>9782016291856</text:p>
          </table:table-cell>
          <table:table-cell office:value-type="string" calcext:value-type="string">
            <text:p>Mission Plumes 5e - Ed. 2021</text:p>
          </table:table-cell>
          <table:table-cell office:value-type="float" office:value="352" calcext:value-type="float">
            <text:p>352</text:p>
          </table:table-cell>
          <table:table-cell office:value-type="float" office:value="9782016291863" calcext:value-type="float">
            <text:p>978201629186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57" calcext:value-type="float">
            <text:p>9782016291757</text:p>
          </table:table-cell>
          <table:table-cell office:value-type="string" calcext:value-type="string">
            <text:p>A mi me Encanta 5e - Livre élève - Ed. 2021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64" calcext:value-type="float">
            <text:p>9782016291764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52" calcext:value-type="float">
            <text:p>9782016289952</text:p>
          </table:table-cell>
          <table:table-cell office:value-type="string" calcext:value-type="string">
            <text:p>Mission Indigo Maths 5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69" calcext:value-type="float">
            <text:p>9782016289969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105311" calcext:value-type="float">
            <text:p>9782278105311</text:p>
          </table:table-cell>
          <table:table-cell office:value-type="string" calcext:value-type="string">
            <text:p>NEW E For English Anglais 5e - Manuel et Workbook - Ed 2022</text:p>
          </table:table-cell>
          <table:table-cell office:value-type="float" office:value="170" calcext:value-type="float">
            <text:p>170</text:p>
          </table:table-cell>
          <table:table-cell office:value-type="float" office:value="9782278105328" calcext:value-type="float">
            <text:p>978227810532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105298" calcext:value-type="float">
            <text:p>9782278105298</text:p>
          </table:table-cell>
          <table:table-cell office:value-type="string" calcext:value-type="string">
            <text:p>NUEVO Vamos allá Espagnol 5e - Ed 2022</text:p>
          </table:table-cell>
          <table:table-cell office:value-type="float" office:value="147" calcext:value-type="float">
            <text:p>147</text:p>
          </table:table-cell>
          <table:table-cell office:value-type="float" office:value="9782278105298" calcext:value-type="float">
            <text:p>978227810529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82304" calcext:value-type="float">
            <text:p>9782401082304</text:p>
          </table:table-cell>
          <table:table-cell office:value-type="string" calcext:value-type="string">
            <text:p>¡Listos! espagnol 5e Éd 2021 Manuel numérique enseignant</text:p>
          </table:table-cell>
          <table:table-cell office:value-type="float" office:value="168" calcext:value-type="float">
            <text:p>168</text:p>
          </table:table-cell>
          <table:table-cell office:value-type="float" office:value="9782401082298" calcext:value-type="float">
            <text:p>978240108229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didier</text:p>
          </table:table-cell>
          <table:table-cell office:value-type="float" office:value="9782278096213" calcext:value-type="float">
            <text:p>9782278096213</text:p>
          </table:table-cell>
          <table:table-cell office:value-type="string" calcext:value-type="string">
            <text:p>Lai Ba ! 1re année Manuel numérique élève enseignant</text:p>
          </table:table-cell>
          <table:table-cell office:value-type="float" office:value="100" calcext:value-type="float">
            <text:p>100</text:p>
          </table:table-cell>
          <table:table-cell office:value-type="float" office:value="9782278096213" calcext:value-type="float">
            <text:p>978227809621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89671" calcext:value-type="float">
            <text:p>9782017189671</text:p>
          </table:table-cell>
          <table:table-cell office:value-type="string" calcext:value-type="string">
            <text:p>Mission Plumes 4e - Ed. 2022</text:p>
          </table:table-cell>
          <table:table-cell office:value-type="float" office:value="320" calcext:value-type="float">
            <text:p>320</text:p>
          </table:table-cell>
          <table:table-cell office:value-type="float" office:value="9782017189688" calcext:value-type="float">
            <text:p>978201718968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88" calcext:value-type="float">
            <text:p>9782016291788</text:p>
          </table:table-cell>
          <table:table-cell office:value-type="string" calcext:value-type="string">
            <text:p>A mi me Encanta 4e - Livre élève - Ed. 2021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95" calcext:value-type="float">
            <text:p>9782016291795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tier</text:p>
          </table:table-cell>
          <table:table-cell office:value-type="float" office:value="9782401090187" calcext:value-type="float">
            <text:p>9782401090187</text:p>
          </table:table-cell>
          <table:table-cell office:value-type="string" calcext:value-type="string">
            <text:p>Histoire Géographie EMC 4e - Ed 2022</text:p>
          </table:table-cell>
          <table:table-cell office:value-type="float" office:value="424" calcext:value-type="float">
            <text:p>424</text:p>
          </table:table-cell>
          <table:table-cell office:value-type="float" office:value="9782401090194" calcext:value-type="float">
            <text:p>9782401090194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894" calcext:value-type="float">
            <text:p>9782016291894</text:p>
          </table:table-cell>
          <table:table-cell office:value-type="string" calcext:value-type="string">
            <text:p>Histoire-Géographie-EMC 4e - Ed. 2021 Plaza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91900" calcext:value-type="float">
            <text:p>978201629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76" calcext:value-type="float">
            <text:p>9782016289976</text:p>
          </table:table-cell>
          <table:table-cell office:value-type="string" calcext:value-type="string">
            <text:p>Mission Indigo Maths 4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83" calcext:value-type="float">
            <text:p>9782016289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190073" calcext:value-type="float">
            <text:p>9782017190073</text:p>
          </table:table-cell>
          <table:table-cell office:value-type="string" calcext:value-type="string">
            <text:p>Try n' Fly cycle 4/4e - Ed. 2022</text:p>
          </table:table-cell>
          <table:table-cell office:value-type="float" office:value="160" calcext:value-type="float">
            <text:p>160</text:p>
          </table:table-cell>
          <table:table-cell office:value-type="float" office:value="9782017190080" calcext:value-type="float">
            <text:p>9782017190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90231" calcext:value-type="float">
            <text:p>9782401090231</text:p>
          </table:table-cell>
          <table:table-cell office:value-type="string" calcext:value-type="string">
            <text:p>¡Listos! espagnol 4e - Ed 2022</text:p>
          </table:table-cell>
          <table:table-cell office:value-type="float" office:value="136" calcext:value-type="float">
            <text:p>136</text:p>
          </table:table-cell>
          <table:table-cell office:value-type="float" office:value="9782401090224" calcext:value-type="float">
            <text:p>9782401090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088478" calcext:value-type="float">
            <text:p>9782278088478</text:p>
          </table:table-cell>
          <table:table-cell office:value-type="string" calcext:value-type="string">
            <text:p>E For English 4e - Manuel numérique</text:p>
          </table:table-cell>
          <table:table-cell office:value-type="float" office:value="182" calcext:value-type="float">
            <text:p>182</text:p>
          </table:table-cell>
          <table:table-cell office:value-type="float" office:value="9782278088485" calcext:value-type="float">
            <text:p>9782278088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04285" calcext:value-type="float">
            <text:p>9782017104285</text:p>
          </table:table-cell>
          <table:table-cell office:value-type="string" calcext:value-type="string">
            <text:p>Fleurs d'Encre Français 3e - Ed. 2020</text:p>
          </table:table-cell>
          <table:table-cell office:value-type="float" office:value="400" calcext:value-type="float">
            <text:p>400</text:p>
          </table:table-cell>
          <table:table-cell office:value-type="float" office:value="9782016289808" calcext:value-type="float">
            <text:p>9782016289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190011" calcext:value-type="float">
            <text:p>9782017190011</text:p>
          </table:table-cell>
          <table:table-cell office:value-type="string" calcext:value-type="string">
            <text:p>A mi me encanta cycle 4/3e - Ed. 2022</text:p>
          </table:table-cell>
          <table:table-cell office:value-type="float" office:value="144" calcext:value-type="float">
            <text:p>144</text:p>
          </table:table-cell>
          <table:table-cell office:value-type="float" office:value="9782017190028" calcext:value-type="float">
            <text:p>9782017190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90255" calcext:value-type="float">
            <text:p>9782401090255</text:p>
          </table:table-cell>
          <table:table-cell office:value-type="string" calcext:value-type="string">
            <text:p>Colibris Français 3e - Ed 2022</text:p>
          </table:table-cell>
          <table:table-cell office:value-type="float" office:value="408" calcext:value-type="float">
            <text:p>408</text:p>
          </table:table-cell>
          <table:table-cell office:value-type="float" office:value="9782401090248" calcext:value-type="float">
            <text:p>9782401090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917" calcext:value-type="float">
            <text:p>9782016291917</text:p>
          </table:table-cell>
          <table:table-cell office:value-type="string" calcext:value-type="string">
            <text:p>Histoire-Géographie-EMC 3e - Ed. 2021 Plaza</text:p>
          </table:table-cell>
          <table:table-cell office:value-type="float" office:value="432" calcext:value-type="float">
            <text:p>432</text:p>
          </table:table-cell>
          <table:table-cell office:value-type="float" office:value="9782016291955" calcext:value-type="float">
            <text:p>978201629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90" calcext:value-type="float">
            <text:p>9782016289990</text:p>
          </table:table-cell>
          <table:table-cell office:value-type="string" calcext:value-type="string">
            <text:p>Mission Indigo Maths 3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0286" calcext:value-type="float">
            <text:p>978201629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tier</text:p>
          </table:table-cell>
          <table:table-cell office:value-type="float" office:value="9782401082267" calcext:value-type="float">
            <text:p>9782401082267</text:p>
          </table:table-cell>
          <table:table-cell office:value-type="string" calcext:value-type="string">
            <text:p>Histoire Géographie EMC 3e Ed 2021</text:p>
          </table:table-cell>
          <table:table-cell office:value-type="float" office:value="456" calcext:value-type="float">
            <text:p>456</text:p>
          </table:table-cell>
          <table:table-cell office:value-type="float" office:value="9782401082250" calcext:value-type="float">
            <text:p>9782401082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82182" calcext:value-type="float">
            <text:p>9782401082182</text:p>
          </table:table-cell>
          <table:table-cell office:value-type="string" calcext:value-type="string">
            <text:p>TAM Mathématiques 3e Ed 2021</text:p>
          </table:table-cell>
          <table:table-cell office:value-type="float" office:value="312" calcext:value-type="float">
            <text:p>312</text:p>
          </table:table-cell>
          <table:table-cell office:value-type="float" office:value="9782401082175" calcext:value-type="float">
            <text:p>978240108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didier</text:p>
          </table:table-cell>
          <table:table-cell office:value-type="float" office:value="9782278105267" calcext:value-type="float">
            <text:p>9782278105267</text:p>
          </table:table-cell>
          <table:table-cell office:value-type="string" calcext:value-type="string">
            <text:p>Lai Ba ! 2 Chinois 2e année Ed 2022</text:p>
          </table:table-cell>
          <table:table-cell office:value-type="float" office:value="102" calcext:value-type="float">
            <text:p>102</text:p>
          </table:table-cell>
          <table:table-cell office:value-type="float" office:value="9782278105250" calcext:value-type="float">
            <text:p>9782278105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7189848" calcext:value-type="float">
            <text:p>9782017189848</text:p>
          </table:table-cell>
          <table:table-cell office:value-type="string" calcext:value-type="string">
            <text:p>SES 2de - Ed. 2022</text:p>
          </table:table-cell>
          <table:table-cell office:value-type="float" office:value="160" calcext:value-type="float">
            <text:p>160</text:p>
          </table:table-cell>
          <table:table-cell office:value-type="float" office:value="9782017189862" calcext:value-type="float">
            <text:p>9782017189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048060" calcext:value-type="float">
            <text:p>9782017048060</text:p>
          </table:table-cell>
          <table:table-cell office:value-type="string" calcext:value-type="string">
            <text:p>Anglais 2de Seasons - édition numérique 2022</text:p>
          </table:table-cell>
          <table:table-cell office:value-type="float" office:value="242" calcext:value-type="float">
            <text:p>242</text:p>
          </table:table-cell>
          <table:table-cell office:value-type="float" office:value="9782017048077" calcext:value-type="float">
            <text:p>9782017048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62740" calcext:value-type="float">
            <text:p>9782016262740</text:p>
          </table:table-cell>
          <table:table-cell office:value-type="string" calcext:value-type="string">
            <text:p>Déclic Mathématiques 2de - édition numérique 2022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62757" calcext:value-type="float">
            <text:p>9782016262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chette</text:p>
          </table:table-cell>
          <table:table-cell office:value-type="float" office:value="9782017048121" calcext:value-type="float">
            <text:p>9782017048121</text:p>
          </table:table-cell>
          <table:table-cell office:value-type="string" calcext:value-type="string">
            <text:p>Géographie 2de - édition 2022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chette</text:p>
          </table:table-cell>
          <table:table-cell office:value-type="float" office:value="9782016262788" calcext:value-type="float">
            <text:p>9782016262788</text:p>
          </table:table-cell>
          <table:table-cell office:value-type="string" calcext:value-type="string">
            <text:p>Histoire 2de - Edition numérique 2022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62795" calcext:value-type="float">
            <text:p>9782016262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2544" calcext:value-type="float">
            <text:p>9782017092544</text:p>
          </table:table-cell>
          <table:table-cell office:value-type="string" calcext:value-type="string">
            <text:p>Histoire-Géographie 2de - Edition numérique 2022</text:p>
          </table:table-cell>
          <table:table-cell office:value-type="float" office:value="544" calcext:value-type="float">
            <text:p>544</text:p>
          </table:table-cell>
          <table:table-cell office:value-type="float" office:value="9782017092551" calcext:value-type="float">
            <text:p>9782017092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62726" calcext:value-type="float">
            <text:p>9782016262726</text:p>
          </table:table-cell>
          <table:table-cell office:value-type="string" calcext:value-type="string">
            <text:p>Mathématiques Barbazo 2de - édition numérique 2022</text:p>
          </table:table-cell>
          <table:table-cell office:value-type="float" office:value="400" calcext:value-type="float">
            <text:p>400</text:p>
          </table:table-cell>
          <table:table-cell office:value-type="float" office:value="9782016262733" calcext:value-type="float">
            <text:p>9782016262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hachette</text:p>
          </table:table-cell>
          <table:table-cell office:value-type="float" office:value="9782017102229" calcext:value-type="float">
            <text:p>9782017102229</text:p>
          </table:table-cell>
          <table:table-cell office:value-type="string" calcext:value-type="string">
            <text:p>Mitreden Allemand 2de - édition numérique 2022</text:p>
          </table:table-cell>
          <table:table-cell office:value-type="float" office:value="208" calcext:value-type="float">
            <text:p>208</text:p>
          </table:table-cell>
          <table:table-cell office:value-type="float" office:value="9782017102236" calcext:value-type="float">
            <text:p>978201710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6262689" calcext:value-type="float">
            <text:p>9782016262689</text:p>
          </table:table-cell>
          <table:table-cell office:value-type="string" calcext:value-type="string">
            <text:p>Physique Chimie 2de - édition numérique 2022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62696" calcext:value-type="float">
            <text:p>9782016262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tier</text:p>
          </table:table-cell>
          <table:table-cell office:value-type="float" office:value="9782401090293" calcext:value-type="float">
            <text:p>9782401090293</text:p>
          </table:table-cell>
          <table:table-cell office:value-type="string" calcext:value-type="string">
            <text:p>SES Sciences économiques et sociales 2de</text:p>
          </table:table-cell>
          <table:table-cell office:value-type="float" office:value="167" calcext:value-type="float">
            <text:p>167</text:p>
          </table:table-cell>
          <table:table-cell office:value-type="float" office:value="9782401090286" calcext:value-type="float">
            <text:p>978240109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82489" calcext:value-type="float">
            <text:p>9782401082489</text:p>
          </table:table-cell>
          <table:table-cell office:value-type="string" calcext:value-type="string">
            <text:p>Géographie 2de - ED. 2021 ACTUALISEE</text:p>
          </table:table-cell>
          <table:table-cell office:value-type="float" office:value="312" calcext:value-type="float">
            <text:p>312</text:p>
          </table:table-cell>
          <table:table-cell office:value-type="float" office:value="9782401082465" calcext:value-type="float">
            <text:p>9782401082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20696" calcext:value-type="float">
            <text:p>9782401020696</text:p>
          </table:table-cell>
          <table:table-cell office:value-type="string" calcext:value-type="string">
            <text:p>Let's Meet up ! - Anglais 2de, éd. 2021 actualisée</text:p>
          </table:table-cell>
          <table:table-cell office:value-type="float" office:value="322" calcext:value-type="float">
            <text:p>322</text:p>
          </table:table-cell>
          <table:table-cell office:value-type="float" office:value="9782401020672" calcext:value-type="float">
            <text:p>9782401020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58927" calcext:value-type="float">
            <text:p>9782401058927</text:p>
          </table:table-cell>
          <table:table-cell office:value-type="string" calcext:value-type="string">
            <text:p>Physique chimie 2de - ED. 2021 ACTUALISEE</text:p>
          </table:table-cell>
          <table:table-cell office:value-type="float" office:value="360" calcext:value-type="float">
            <text:p>360</text:p>
          </table:table-cell>
          <table:table-cell office:value-type="float" office:value="9782401020658" calcext:value-type="float">
            <text:p>9782401020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49666" calcext:value-type="float">
            <text:p>9782401049666</text:p>
          </table:table-cell>
          <table:table-cell office:value-type="string" calcext:value-type="string">
            <text:p>Anthologie Lycée Français 2de 1re, éd. 2019</text:p>
          </table:table-cell>
          <table:table-cell office:value-type="float" office:value="475" calcext:value-type="float">
            <text:p>475</text:p>
          </table:table-cell>
          <table:table-cell office:value-type="float" office:value="9782401049673" calcext:value-type="float">
            <text:p>9782401049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8065" calcext:value-type="float">
            <text:p>9782017098065</text:p>
          </table:table-cell>
          <table:table-cell office:value-type="string" calcext:value-type="string">
            <text:p>Au fil des textes Français 2de -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098072" calcext:value-type="float">
            <text:p>9782017098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093472" calcext:value-type="float">
            <text:p>9782278093472</text:p>
          </table:table-cell>
          <table:table-cell office:value-type="string" calcext:value-type="string">
            <text:p>Dilo En Voz Alta 2de - Manuel numérique premium élève / enseignant</text:p>
          </table:table-cell>
          <table:table-cell office:value-type="float" office:value="272" calcext:value-type="float">
            <text:p>272</text:p>
          </table:table-cell>
          <table:table-cell office:value-type="float" office:value="9782278093472" calcext:value-type="float">
            <text:p>9782278093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58835" calcext:value-type="float">
            <text:p>9782401058835</text:p>
          </table:table-cell>
          <table:table-cell office:value-type="string" calcext:value-type="string">
            <text:p>Géographie 2de, éd. 2019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tier</text:p>
          </table:table-cell>
          <table:table-cell office:value-type="float" office:value="9782401058873" calcext:value-type="float">
            <text:p>9782401058873</text:p>
          </table:table-cell>
          <table:table-cell office:value-type="string" calcext:value-type="string">
            <text:p>Histoire 2de - Ed. 2019</text:p>
          </table:table-cell>
          <table:table-cell office:value-type="float" office:value="311" calcext:value-type="float">
            <text:p>311</text:p>
          </table:table-cell>
          <table:table-cell office:value-type="float" office:value="9782401058866" calcext:value-type="float">
            <text:p>9782401058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didier</text:p>
          </table:table-cell>
          <table:table-cell office:value-type="float" office:value="9782278093533" calcext:value-type="float">
            <text:p>9782278093533</text:p>
          </table:table-cell>
          <table:table-cell office:value-type="string" calcext:value-type="string">
            <text:p>In Full Swing 2de - Manuel numérique premium élève / enseignant</text:p>
          </table:table-cell>
          <table:table-cell office:value-type="float" office:value="248" calcext:value-type="float">
            <text:p>248</text:p>
          </table:table-cell>
          <table:table-cell office:value-type="float" office:value="9782278093533" calcext:value-type="float">
            <text:p>9782278093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58811" calcext:value-type="float">
            <text:p>9782401058811</text:p>
          </table:table-cell>
          <table:table-cell office:value-type="string" calcext:value-type="string">
            <text:p>Itinéraires littéraires - Français 2de, éd. 2019</text:p>
          </table:table-cell>
          <table:table-cell office:value-type="float" office:value="551" calcext:value-type="float">
            <text:p>551</text:p>
          </table:table-cell>
          <table:table-cell office:value-type="float" office:value="9782401058828" calcext:value-type="float">
            <text:p>9782401058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2506" calcext:value-type="float">
            <text:p>9782017092506</text:p>
          </table:table-cell>
          <table:table-cell office:value-type="string" calcext:value-type="string">
            <text:p>L'ecume des lettres Anthologie 2de-1re - Ed. 2019</text:p>
          </table:table-cell>
          <table:table-cell office:value-type="float" office:value="620" calcext:value-type="float">
            <text:p>620</text:p>
          </table:table-cell>
          <table:table-cell office:value-type="float" office:value="9782017092513" calcext:value-type="float">
            <text:p>978201709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62764" calcext:value-type="float">
            <text:p>9782016262764</text:p>
          </table:table-cell>
          <table:table-cell office:value-type="string" calcext:value-type="string">
            <text:p>L'ecume des lettres Francais 2de - édition numérique 2022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62771" calcext:value-type="float">
            <text:p>9782016262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hatier</text:p>
          </table:table-cell>
          <table:table-cell office:value-type="float" office:value="9782401058958" calcext:value-type="float">
            <text:p>9782401058958</text:p>
          </table:table-cell>
          <table:table-cell office:value-type="string" calcext:value-type="string">
            <text:p>Latin 2de Ed 2019</text:p>
          </table:table-cell>
          <table:table-cell office:value-type="float" office:value="247" calcext:value-type="float">
            <text:p>247</text:p>
          </table:table-cell>
          <table:table-cell office:value-type="float" office:value="9782401058965" calcext:value-type="float">
            <text:p>9782401058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didier</text:p>
          </table:table-cell>
          <table:table-cell office:value-type="float" office:value="9782278093748" calcext:value-type="float">
            <text:p>9782278093748</text:p>
          </table:table-cell>
          <table:table-cell office:value-type="string" calcext:value-type="string">
            <text:p>Math'x 2de - Manuel numérique eleve / enseignant</text:p>
          </table:table-cell>
          <table:table-cell office:value-type="float" office:value="404" calcext:value-type="float">
            <text:p>404</text:p>
          </table:table-cell>
          <table:table-cell office:value-type="float" office:value="9782278093748" calcext:value-type="float">
            <text:p>9782278093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048084" calcext:value-type="float">
            <text:p>9782017048084</text:p>
          </table:table-cell>
          <table:table-cell office:value-type="string" calcext:value-type="string">
            <text:p>Miradas - Espagnol 2de - Ed. 2019</text:p>
          </table:table-cell>
          <table:table-cell office:value-type="float" office:value="240" calcext:value-type="float">
            <text:p>240</text:p>
          </table:table-cell>
          <table:table-cell office:value-type="float" office:value="9782017048091" calcext:value-type="float">
            <text:p>9782017048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idier</text:p>
          </table:table-cell>
          <table:table-cell office:value-type="float" office:value="9782278093823" calcext:value-type="float">
            <text:p>9782278093823</text:p>
          </table:table-cell>
          <table:table-cell office:value-type="string" calcext:value-type="string">
            <text:p>Motifs littéraires 2de - Manuel numérique premium</text:p>
          </table:table-cell>
          <table:table-cell office:value-type="float" office:value="565" calcext:value-type="float">
            <text:p>565</text:p>
          </table:table-cell>
          <table:table-cell office:value-type="float" office:value="9782278093823" calcext:value-type="float">
            <text:p>9782278093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chette</text:p>
          </table:table-cell>
          <table:table-cell office:value-type="float" office:value="9782016262702" calcext:value-type="float">
            <text:p>9782016262702</text:p>
          </table:table-cell>
          <table:table-cell office:value-type="string" calcext:value-type="string">
            <text:p>Planete SVT 2de - Ed. 2019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62719" calcext:value-type="float">
            <text:p>9782016262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6262801" calcext:value-type="float">
            <text:p>9782016262801</text:p>
          </table:table-cell>
          <table:table-cell office:value-type="string" calcext:value-type="string">
            <text:p>SES 2de - Ed. 2019</text:p>
          </table:table-cell>
          <table:table-cell office:value-type="float" office:value="160" calcext:value-type="float">
            <text:p>160</text:p>
          </table:table-cell>
          <table:table-cell office:value-type="float" office:value="9782016262818" calcext:value-type="float">
            <text:p>9782016262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didier</text:p>
          </table:table-cell>
          <table:table-cell office:value-type="float" office:value="9782278094912" calcext:value-type="float">
            <text:p>9782278094912</text:p>
          </table:table-cell>
          <table:table-cell office:value-type="string" calcext:value-type="string">
            <text:p>SNT - Sciences Numériques et Technologie 2de - Manuel numérique premium élève / enseignant</text:p>
          </table:table-cell>
          <table:table-cell office:value-type="float" office:value="194" calcext:value-type="float">
            <text:p>194</text:p>
          </table:table-cell>
          <table:table-cell office:value-type="float" office:value="9782278094912" calcext:value-type="float">
            <text:p>9782278094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tier</text:p>
          </table:table-cell>
          <table:table-cell office:value-type="float" office:value="9782401059078" calcext:value-type="float">
            <text:p>9782401059078</text:p>
          </table:table-cell>
          <table:table-cell office:value-type="string" calcext:value-type="string">
            <text:p>SVT 2de - Éd. 2019</text:p>
          </table:table-cell>
          <table:table-cell office:value-type="float" office:value="295" calcext:value-type="float">
            <text:p>295</text:p>
          </table:table-cell>
          <table:table-cell office:value-type="float" office:value="9782401020603" calcext:value-type="float">
            <text:p>978240102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tier</text:p>
          </table:table-cell>
          <table:table-cell office:value-type="float" office:value="9782401058910" calcext:value-type="float">
            <text:p>9782401058910</text:p>
          </table:table-cell>
          <table:table-cell office:value-type="string" calcext:value-type="string">
            <text:p>Sciences Economiques et Sociales 2de, éd. 2019</text:p>
          </table:table-cell>
          <table:table-cell office:value-type="float" office:value="183" calcext:value-type="float">
            <text:p>183</text:p>
          </table:table-cell>
          <table:table-cell office:value-type="float" office:value="9782401058903" calcext:value-type="float">
            <text:p>9782401058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hachette</text:p>
          </table:table-cell>
          <table:table-cell office:value-type="float" office:value="9782017102281" calcext:value-type="float">
            <text:p>9782017102281</text:p>
          </table:table-cell>
          <table:table-cell office:value-type="string" calcext:value-type="string">
            <text:p>Sciences numeriques et technologie 2de - Ed. 2019</text:p>
          </table:table-cell>
          <table:table-cell office:value-type="float" office:value="128" calcext:value-type="float">
            <text:p>128</text:p>
          </table:table-cell>
          <table:table-cell office:value-type="float" office:value="9782017102298" calcext:value-type="float">
            <text:p>9782017102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49697" calcext:value-type="float">
            <text:p>9782401049697</text:p>
          </table:table-cell>
          <table:table-cell office:value-type="string" calcext:value-type="string">
            <text:p>Variations - Maths 2de - Éd. 2019</text:p>
          </table:table-cell>
          <table:table-cell office:value-type="float" office:value="407" calcext:value-type="float">
            <text:p>407</text:p>
          </table:table-cell>
          <table:table-cell office:value-type="float" office:value="9782401049680" calcext:value-type="float">
            <text:p>9782401049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58934" calcext:value-type="float">
            <text:p>9782401058934</text:p>
          </table:table-cell>
          <table:table-cell office:value-type="string" calcext:value-type="string">
            <text:p>Via Libre - Espagnol 2de, éd. 2019</text:p>
          </table:table-cell>
          <table:table-cell office:value-type="float" office:value="248" calcext:value-type="float">
            <text:p>248</text:p>
          </table:table-cell>
          <table:table-cell office:value-type="float" office:value="9782401058941" calcext:value-type="float">
            <text:p>9782401058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102083" calcext:value-type="float">
            <text:p>9782017102083</text:p>
          </table:table-cell>
          <table:table-cell office:value-type="string" calcext:value-type="string">
            <text:p>Barbazo Mathematiques 1re specialite - édition numérique 2022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02090" calcext:value-type="float">
            <text:p>9782017102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102106" calcext:value-type="float">
            <text:p>9782017102106</text:p>
          </table:table-cell>
          <table:table-cell office:value-type="string" calcext:value-type="string">
            <text:p>Declic Mathématiques 1re - 2019</text:p>
          </table:table-cell>
          <table:table-cell office:value-type="float" office:value="416" calcext:value-type="float">
            <text:p>416</text:p>
          </table:table-cell>
          <table:table-cell office:value-type="float" office:value="9782017102113" calcext:value-type="float">
            <text:p>9782017102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chette</text:p>
          </table:table-cell>
          <table:table-cell office:value-type="float" office:value="9782017092629" calcext:value-type="float">
            <text:p>9782017092629</text:p>
          </table:table-cell>
          <table:table-cell office:value-type="string" calcext:value-type="string">
            <text:p>HGGSP 1re spécialité - édition numérique 2022</text:p>
          </table:table-cell>
          <table:table-cell office:value-type="float" office:value="400" calcext:value-type="float">
            <text:p>400</text:p>
          </table:table-cell>
          <table:table-cell office:value-type="float" office:value="9782017092636" calcext:value-type="float">
            <text:p>978201709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hachette</text:p>
          </table:table-cell>
          <table:table-cell office:value-type="float" office:value="9782017102243" calcext:value-type="float">
            <text:p>9782017102243</text:p>
          </table:table-cell>
          <table:table-cell office:value-type="string" calcext:value-type="string">
            <text:p>Mitreden Allemand 1re édition numérique 2022</text:p>
          </table:table-cell>
          <table:table-cell office:value-type="float" office:value="192" calcext:value-type="float">
            <text:p>192</text:p>
          </table:table-cell>
          <table:table-cell office:value-type="float" office:value="9782017102250" calcext:value-type="float">
            <text:p>9782017102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58370" calcext:value-type="float">
            <text:p>9782017158370</text:p>
          </table:table-cell>
          <table:table-cell office:value-type="string" calcext:value-type="string">
            <text:p>NSI 1re Spécialité - Ed. 2021</text:p>
          </table:table-cell>
          <table:table-cell office:value-type="float" office:value="288" calcext:value-type="float">
            <text:p>288</text:p>
          </table:table-cell>
          <table:table-cell office:value-type="float" office:value="9782017158387" calcext:value-type="float">
            <text:p>9782017158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7102120" calcext:value-type="float">
            <text:p>9782017102120</text:p>
          </table:table-cell>
          <table:table-cell office:value-type="string" calcext:value-type="string">
            <text:p>Physique Chimie 1re specialite - Ed.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02137" calcext:value-type="float">
            <text:p>9782017102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58699" calcext:value-type="float">
            <text:p>9782401058699</text:p>
          </table:table-cell>
          <table:table-cell office:value-type="string" calcext:value-type="string">
            <text:p>Physique-chimie 1re - Ed 2022 Manuel numérique actualisé</text:p>
          </table:table-cell>
          <table:table-cell office:value-type="float" office:value="471" calcext:value-type="float">
            <text:p>471</text:p>
          </table:table-cell>
          <table:table-cell office:value-type="float" office:value="9782401058705" calcext:value-type="float">
            <text:p>9782401058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102182" calcext:value-type="float">
            <text:p>9782017102182</text:p>
          </table:table-cell>
          <table:table-cell office:value-type="string" calcext:value-type="string">
            <text:p>Seasons 1re - édition numérique 2022</text:p>
          </table:table-cell>
          <table:table-cell office:value-type="float" office:value="258" calcext:value-type="float">
            <text:p>258</text:p>
          </table:table-cell>
          <table:table-cell office:value-type="float" office:value="9782017102199" calcext:value-type="float">
            <text:p>9782017102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0224" calcext:value-type="float">
            <text:p>9782016290224</text:p>
          </table:table-cell>
          <table:table-cell office:value-type="string" calcext:value-type="string">
            <text:p>Tutto bene 1re/Tle - Ed. 2020</text:p>
          </table:table-cell>
          <table:table-cell office:value-type="float" office:value="240" calcext:value-type="float">
            <text:p>240</text:p>
          </table:table-cell>
          <table:table-cell office:value-type="float" office:value="9782016290231" calcext:value-type="float">
            <text:p>9782016290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82496" calcext:value-type="float">
            <text:p>9782401082496</text:p>
          </table:table-cell>
          <table:table-cell office:value-type="string" calcext:value-type="string">
            <text:p>Géographie 1re - ED. 2021 ACTUALISEE</text:p>
          </table:table-cell>
          <table:table-cell office:value-type="float" office:value="328" calcext:value-type="float">
            <text:p>328</text:p>
          </table:table-cell>
          <table:table-cell office:value-type="float" office:value="9782401082472" calcext:value-type="float">
            <text:p>9782401082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58781" calcext:value-type="float">
            <text:p>9782401058781</text:p>
          </table:table-cell>
          <table:table-cell office:value-type="string" calcext:value-type="string">
            <text:p>Let's Meet up ! - Anglais 1re - ED. 2021 ACTUALISEE</text:p>
          </table:table-cell>
          <table:table-cell office:value-type="float" office:value="332" calcext:value-type="float">
            <text:p>332</text:p>
          </table:table-cell>
          <table:table-cell office:value-type="float" office:value="9782401020689" calcext:value-type="float">
            <text:p>9782401020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tier</text:p>
          </table:table-cell>
          <table:table-cell office:value-type="float" office:value="9782401082151" calcext:value-type="float">
            <text:p>9782401082151</text:p>
          </table:table-cell>
          <table:table-cell office:value-type="string" calcext:value-type="string">
            <text:p>Let's Meet up ! AMC Anglais 1re Tle Éd 2021</text:p>
          </table:table-cell>
          <table:table-cell office:value-type="float" office:value="295" calcext:value-type="float">
            <text:p>295</text:p>
          </table:table-cell>
          <table:table-cell office:value-type="float" office:value="9782401082144" calcext:value-type="float">
            <text:p>9782401082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093380" calcext:value-type="float">
            <text:p>9782278093380</text:p>
          </table:table-cell>
          <table:table-cell office:value-type="string" calcext:value-type="string">
            <text:p>Dilo en voz alta 1re éd2020 Manuel numérique élève enseignant</text:p>
          </table:table-cell>
          <table:table-cell office:value-type="float" office:value="271" calcext:value-type="float">
            <text:p>271</text:p>
          </table:table-cell>
          <table:table-cell office:value-type="float" office:value="9782278093380" calcext:value-type="float">
            <text:p>9782278093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hatier</text:p>
          </table:table-cell>
          <table:table-cell office:value-type="float" office:value="9782401071469" calcext:value-type="float">
            <text:p>9782401071469</text:p>
          </table:table-cell>
          <table:table-cell office:value-type="string" calcext:value-type="string">
            <text:p>LATIN 1re option et spécialité - éd. 2020</text:p>
          </table:table-cell>
          <table:table-cell office:value-type="float" office:value="311" calcext:value-type="float">
            <text:p>311</text:p>
          </table:table-cell>
          <table:table-cell office:value-type="float" office:value="9782401071476" calcext:value-type="float">
            <text:p>9782401071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49666" calcext:value-type="float">
            <text:p>9782401049666</text:p>
          </table:table-cell>
          <table:table-cell office:value-type="string" calcext:value-type="string">
            <text:p>Anthologie Lycée Français 2de 1re, éd. 2019</text:p>
          </table:table-cell>
          <table:table-cell office:value-type="float" office:value="475" calcext:value-type="float">
            <text:p>475</text:p>
          </table:table-cell>
          <table:table-cell office:value-type="float" office:value="9782401049673" calcext:value-type="float">
            <text:p>9782401049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8089" calcext:value-type="float">
            <text:p>9782017098089</text:p>
          </table:table-cell>
          <table:table-cell office:value-type="string" calcext:value-type="string">
            <text:p>Au fil des textes Français 1re -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098096" calcext:value-type="float">
            <text:p>9782017098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hachette</text:p>
          </table:table-cell>
          <table:table-cell office:value-type="float" office:value="9782017102168" calcext:value-type="float">
            <text:p>9782017102168</text:p>
          </table:table-cell>
          <table:table-cell office:value-type="string" calcext:value-type="string">
            <text:p>Enseignement Scientifique 1re - Ed. 2019</text:p>
          </table:table-cell>
          <table:table-cell office:value-type="float" office:value="256" calcext:value-type="float">
            <text:p>256</text:p>
          </table:table-cell>
          <table:table-cell office:value-type="float" office:value="9782017102175" calcext:value-type="float">
            <text:p>978201710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didier</text:p>
          </table:table-cell>
          <table:table-cell office:value-type="float" office:value="9782278094905" calcext:value-type="float">
            <text:p>9782278094905</text:p>
          </table:table-cell>
          <table:table-cell office:value-type="string" calcext:value-type="string">
            <text:p>Enseignement scientifique 1ere - Manuel numérique premium élève / enseignant</text:p>
          </table:table-cell>
          <table:table-cell office:value-type="float" office:value="242" calcext:value-type="float">
            <text:p>242</text:p>
          </table:table-cell>
          <table:table-cell office:value-type="float" office:value="9782278094905" calcext:value-type="float">
            <text:p>9782278094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hatier</text:p>
          </table:table-cell>
          <table:table-cell office:value-type="float" office:value="9782401059061" calcext:value-type="float">
            <text:p>9782401059061</text:p>
          </table:table-cell>
          <table:table-cell office:value-type="string" calcext:value-type="string">
            <text:p>Enseignement scientifique 1re, éd. 2019</text:p>
          </table:table-cell>
          <table:table-cell office:value-type="float" office:value="272" calcext:value-type="float">
            <text:p>272</text:p>
          </table:table-cell>
          <table:table-cell office:value-type="float" office:value="9782401059054" calcext:value-type="float">
            <text:p>9782401059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2605" calcext:value-type="float">
            <text:p>9782017092605</text:p>
          </table:table-cell>
          <table:table-cell office:value-type="string" calcext:value-type="string">
            <text:p>Geographie 1re - Ed. 2019</text:p>
          </table:table-cell>
          <table:table-cell office:value-type="float" office:value="272" calcext:value-type="float">
            <text:p>272</text:p>
          </table:table-cell>
          <table:table-cell office:value-type="float" office:value="9782017092612" calcext:value-type="float">
            <text:p>9782017092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58750" calcext:value-type="float">
            <text:p>9782401058750</text:p>
          </table:table-cell>
          <table:table-cell office:value-type="string" calcext:value-type="string">
            <text:p>Géographie 1re, éd. 2019</text:p>
          </table:table-cell>
          <table:table-cell office:value-type="float" office:value="328" calcext:value-type="float">
            <text:p>328</text:p>
          </table:table-cell>
          <table:table-cell office:value-type="float" office:value="9782401038516" calcext:value-type="float">
            <text:p>9782401038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tier</text:p>
          </table:table-cell>
          <table:table-cell office:value-type="float" office:value="9782401058989" calcext:value-type="float">
            <text:p>9782401058989</text:p>
          </table:table-cell>
          <table:table-cell office:value-type="string" calcext:value-type="string">
            <text:p>HG Géopolitique Sciences politiques - 1re - éd. 2019</text:p>
          </table:table-cell>
          <table:table-cell office:value-type="float" office:value="328" calcext:value-type="float">
            <text:p>328</text:p>
          </table:table-cell>
          <table:table-cell office:value-type="float" office:value="9782401058972" calcext:value-type="float">
            <text:p>9782401058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chette</text:p>
          </table:table-cell>
          <table:table-cell office:value-type="float" office:value="9782017092568" calcext:value-type="float">
            <text:p>9782017092568</text:p>
          </table:table-cell>
          <table:table-cell office:value-type="string" calcext:value-type="string">
            <text:p>Histoire 1re - Ed.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092575" calcext:value-type="float">
            <text:p>9782017092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tier</text:p>
          </table:table-cell>
          <table:table-cell office:value-type="float" office:value="9782401058767" calcext:value-type="float">
            <text:p>9782401058767</text:p>
          </table:table-cell>
          <table:table-cell office:value-type="string" calcext:value-type="string">
            <text:p>Histoire 1re, éd. 2019</text:p>
          </table:table-cell>
          <table:table-cell office:value-type="float" office:value="327" calcext:value-type="float">
            <text:p>327</text:p>
          </table:table-cell>
          <table:table-cell office:value-type="float" office:value="9782401058729" calcext:value-type="float">
            <text:p>9782401058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2582" calcext:value-type="float">
            <text:p>9782017092582</text:p>
          </table:table-cell>
          <table:table-cell office:value-type="string" calcext:value-type="string">
            <text:p>Histoire-Geographie 1re - Ed. 2019</text:p>
          </table:table-cell>
          <table:table-cell office:value-type="float" office:value="560" calcext:value-type="float">
            <text:p>560</text:p>
          </table:table-cell>
          <table:table-cell office:value-type="float" office:value="9782017092599" calcext:value-type="float">
            <text:p>9782017092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ilo</text:p>
          </table:table-cell>
          <table:table-cell office:value-type="string" calcext:value-type="string">
            <text:p>hachette</text:p>
          </table:table-cell>
          <table:table-cell office:value-type="float" office:value="9782017092643" calcext:value-type="float">
            <text:p>9782017092643</text:p>
          </table:table-cell>
          <table:table-cell office:value-type="string" calcext:value-type="string">
            <text:p>Humanites, Litterature et Philosophie 1re specialite - Ed. 2019</text:p>
          </table:table-cell>
          <table:table-cell office:value-type="float" office:value="348" calcext:value-type="float">
            <text:p>348</text:p>
          </table:table-cell>
          <table:table-cell office:value-type="float" office:value="9782017092650" calcext:value-type="float">
            <text:p>9782017092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093595" calcext:value-type="float">
            <text:p>9782278093595</text:p>
          </table:table-cell>
          <table:table-cell office:value-type="string" calcext:value-type="string">
            <text:p>In Full Swing 1re - Manuel numérique premium élève / enseignant</text:p>
          </table:table-cell>
          <table:table-cell office:value-type="float" office:value="264" calcext:value-type="float">
            <text:p>264</text:p>
          </table:table-cell>
          <table:table-cell office:value-type="float" office:value="9782278093595" calcext:value-type="float">
            <text:p>9782278093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2506" calcext:value-type="float">
            <text:p>9782017092506</text:p>
          </table:table-cell>
          <table:table-cell office:value-type="string" calcext:value-type="string">
            <text:p>L'ecume des lettres Anthologie 2de-1re - Ed. 2019</text:p>
          </table:table-cell>
          <table:table-cell office:value-type="float" office:value="620" calcext:value-type="float">
            <text:p>620</text:p>
          </table:table-cell>
          <table:table-cell office:value-type="float" office:value="9782017092513" calcext:value-type="float">
            <text:p>978201709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2520" calcext:value-type="float">
            <text:p>9782017092520</text:p>
          </table:table-cell>
          <table:table-cell office:value-type="string" calcext:value-type="string">
            <text:p>L'ecume des lettres Francais 1re - Ed. 2019</text:p>
          </table:table-cell>
          <table:table-cell office:value-type="float" office:value="540" calcext:value-type="float">
            <text:p>540</text:p>
          </table:table-cell>
          <table:table-cell office:value-type="float" office:value="9782017092537" calcext:value-type="float">
            <text:p>9782017092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58668" calcext:value-type="float">
            <text:p>9782401058668</text:p>
          </table:table-cell>
          <table:table-cell office:value-type="string" calcext:value-type="string">
            <text:p>Let's Meet up ! - Anglais LLCE 1re, éd. 2019</text:p>
          </table:table-cell>
          <table:table-cell office:value-type="float" office:value="272" calcext:value-type="float">
            <text:p>272</text:p>
          </table:table-cell>
          <table:table-cell office:value-type="float" office:value="9782401058675" calcext:value-type="float">
            <text:p>9782401058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102205" calcext:value-type="float">
            <text:p>9782017102205</text:p>
          </table:table-cell>
          <table:table-cell office:value-type="string" calcext:value-type="string">
            <text:p>Miradas - Espagnol 1re - Ed. 2019</text:p>
          </table:table-cell>
          <table:table-cell office:value-type="float" office:value="240" calcext:value-type="float">
            <text:p>240</text:p>
          </table:table-cell>
          <table:table-cell office:value-type="float" office:value="9782017102212" calcext:value-type="float">
            <text:p>9782017102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chette</text:p>
          </table:table-cell>
          <table:table-cell office:value-type="float" office:value="9782017102144" calcext:value-type="float">
            <text:p>9782017102144</text:p>
          </table:table-cell>
          <table:table-cell office:value-type="string" calcext:value-type="string">
            <text:p>Planete SVT 1re specialite - Ed.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02151" calcext:value-type="float">
            <text:p>9782017102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7092681" calcext:value-type="float">
            <text:p>9782017092681</text:p>
          </table:table-cell>
          <table:table-cell office:value-type="string" calcext:value-type="string">
            <text:p>SES 1re specialite - Ed. 2019</text:p>
          </table:table-cell>
          <table:table-cell office:value-type="float" office:value="304" calcext:value-type="float">
            <text:p>304</text:p>
          </table:table-cell>
          <table:table-cell office:value-type="float" office:value="9782017092698" calcext:value-type="float">
            <text:p>9782017092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tier</text:p>
          </table:table-cell>
          <table:table-cell office:value-type="float" office:value="9782401058859" calcext:value-type="float">
            <text:p>9782401058859</text:p>
          </table:table-cell>
          <table:table-cell office:value-type="string" calcext:value-type="string">
            <text:p>Sciences Economiques et Sociales 1ère, éd. 2019</text:p>
          </table:table-cell>
          <table:table-cell office:value-type="float" office:value="360" calcext:value-type="float">
            <text:p>360</text:p>
          </table:table-cell>
          <table:table-cell office:value-type="float" office:value="9782401058842" calcext:value-type="float">
            <text:p>9782401058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58712" calcext:value-type="float">
            <text:p>9782401058712</text:p>
          </table:table-cell>
          <table:table-cell office:value-type="string" calcext:value-type="string">
            <text:p>Variations - Maths 1re, éd. 2019</text:p>
          </table:table-cell>
          <table:table-cell office:value-type="float" office:value="391" calcext:value-type="float">
            <text:p>391</text:p>
          </table:table-cell>
          <table:table-cell office:value-type="float" office:value="9782401058682" calcext:value-type="float">
            <text:p>9782401058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58798" calcext:value-type="float">
            <text:p>9782401058798</text:p>
          </table:table-cell>
          <table:table-cell office:value-type="string" calcext:value-type="string">
            <text:p>Via Libre Espagnol 1re, éd. 2019</text:p>
          </table:table-cell>
          <table:table-cell office:value-type="float" office:value="248" calcext:value-type="float">
            <text:p>248</text:p>
          </table:table-cell>
          <table:table-cell office:value-type="float" office:value="9782401058804" calcext:value-type="float">
            <text:p>9782401058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didier</text:p>
          </table:table-cell>
          <table:table-cell office:value-type="float" office:value="9782278069743" calcext:value-type="float">
            <text:p>9782278069743</text:p>
          </table:table-cell>
          <table:table-cell office:value-type="string" calcext:value-type="string">
            <text:p>Math'x 1re S éd 2011 Manuel numérique élève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49666" calcext:value-type="float">
            <text:p>9782401049666</text:p>
          </table:table-cell>
          <table:table-cell office:value-type="string" calcext:value-type="string">
            <text:p>Anthologie Lycée Français 2de 1re, éd. 2019</text:p>
          </table:table-cell>
          <table:table-cell office:value-type="float" office:value="475" calcext:value-type="float">
            <text:p>475</text:p>
          </table:table-cell>
          <table:table-cell office:value-type="float" office:value="9782401049673" calcext:value-type="float">
            <text:p>9782401049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8089" calcext:value-type="float">
            <text:p>9782017098089</text:p>
          </table:table-cell>
          <table:table-cell office:value-type="string" calcext:value-type="string">
            <text:p>Au fil des textes Français 1re -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098096" calcext:value-type="float">
            <text:p>9782017098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098126" calcext:value-type="float">
            <text:p>9782017098126</text:p>
          </table:table-cell>
          <table:table-cell office:value-type="string" calcext:value-type="string">
            <text:p>Calao Mathématiques 1re STI2D, STL - 2019</text:p>
          </table:table-cell>
          <table:table-cell office:value-type="float" office:value="294" calcext:value-type="float">
            <text:p>294</text:p>
          </table:table-cell>
          <table:table-cell office:value-type="float" office:value="9782017098133" calcext:value-type="float">
            <text:p>9782017098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098102" calcext:value-type="float">
            <text:p>9782017098102</text:p>
          </table:table-cell>
          <table:table-cell office:value-type="string" calcext:value-type="string">
            <text:p>Calao Mathématiques 1re STMG, STHR, ST2S, STD2A - 2019</text:p>
          </table:table-cell>
          <table:table-cell office:value-type="float" office:value="182" calcext:value-type="float">
            <text:p>182</text:p>
          </table:table-cell>
          <table:table-cell office:value-type="float" office:value="9782017098119" calcext:value-type="float">
            <text:p>9782017098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7098188" calcext:value-type="float">
            <text:p>9782017098188</text:p>
          </table:table-cell>
          <table:table-cell office:value-type="string" calcext:value-type="string">
            <text:p>Droit 1re STMG En situation - 2019</text:p>
          </table:table-cell>
          <table:table-cell office:value-type="float" office:value="144" calcext:value-type="float">
            <text:p>144</text:p>
          </table:table-cell>
          <table:table-cell office:value-type="float" office:value="9782017098195" calcext:value-type="float">
            <text:p>9782017098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7098164" calcext:value-type="float">
            <text:p>9782017098164</text:p>
          </table:table-cell>
          <table:table-cell office:value-type="string" calcext:value-type="string">
            <text:p>Droit 1re STMG Enjeux &amp; Repères - 2019</text:p>
          </table:table-cell>
          <table:table-cell office:value-type="float" office:value="160" calcext:value-type="float">
            <text:p>160</text:p>
          </table:table-cell>
          <table:table-cell office:value-type="float" office:value="9782017098171" calcext:value-type="float">
            <text:p>9782017098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economie</text:p>
          </table:table-cell>
          <table:table-cell office:value-type="string" calcext:value-type="string">
            <text:p>hachette</text:p>
          </table:table-cell>
          <table:table-cell office:value-type="float" office:value="9782017098201" calcext:value-type="float">
            <text:p>9782017098201</text:p>
          </table:table-cell>
          <table:table-cell office:value-type="string" calcext:value-type="string">
            <text:p>Economie 1re STMG Enjeux Repères - 2019</text:p>
          </table:table-cell>
          <table:table-cell office:value-type="float" office:value="176" calcext:value-type="float">
            <text:p>176</text:p>
          </table:table-cell>
          <table:table-cell office:value-type="float" office:value="9782017098218" calcext:value-type="float">
            <text:p>9782017098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economie</text:p>
          </table:table-cell>
          <table:table-cell office:value-type="string" calcext:value-type="string">
            <text:p>hachette</text:p>
          </table:table-cell>
          <table:table-cell office:value-type="float" office:value="9782017098225" calcext:value-type="float">
            <text:p>9782017098225</text:p>
          </table:table-cell>
          <table:table-cell office:value-type="string" calcext:value-type="string">
            <text:p>Economie En situation 1re STMG - 2019</text:p>
          </table:table-cell>
          <table:table-cell office:value-type="float" office:value="168" calcext:value-type="float">
            <text:p>168</text:p>
          </table:table-cell>
          <table:table-cell office:value-type="float" office:value="9782017098232" calcext:value-type="float">
            <text:p>9782017098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8140" calcext:value-type="float">
            <text:p>9782017098140</text:p>
          </table:table-cell>
          <table:table-cell office:value-type="string" calcext:value-type="string">
            <text:p>Histoire-Géographie-EMC 1re séries technologiques - 2019</text:p>
          </table:table-cell>
          <table:table-cell office:value-type="float" office:value="304" calcext:value-type="float">
            <text:p>304</text:p>
          </table:table-cell>
          <table:table-cell office:value-type="float" office:value="9782017098157" calcext:value-type="float">
            <text:p>9782017098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chette</text:p>
          </table:table-cell>
          <table:table-cell office:value-type="float" office:value="9782017098348" calcext:value-type="float">
            <text:p>9782017098348</text:p>
          </table:table-cell>
          <table:table-cell office:value-type="string" calcext:value-type="string">
            <text:p>IT - I2D - 2I2D - 1re/Tle STI2D -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100362" calcext:value-type="float">
            <text:p>9782017100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7098249" calcext:value-type="float">
            <text:p>9782017098249</text:p>
          </table:table-cell>
          <table:table-cell office:value-type="string" calcext:value-type="string">
            <text:p>Management 1re STMG Enjeux &amp; Repères - 2019</text:p>
          </table:table-cell>
          <table:table-cell office:value-type="float" office:value="176" calcext:value-type="float">
            <text:p>176</text:p>
          </table:table-cell>
          <table:table-cell office:value-type="float" office:value="9782017098256" calcext:value-type="float">
            <text:p>9782017098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7098263" calcext:value-type="float">
            <text:p>9782017098263</text:p>
          </table:table-cell>
          <table:table-cell office:value-type="string" calcext:value-type="string">
            <text:p>Management En situation 1re STMG - 2019</text:p>
          </table:table-cell>
          <table:table-cell office:value-type="float" office:value="160" calcext:value-type="float">
            <text:p>160</text:p>
          </table:table-cell>
          <table:table-cell office:value-type="float" office:value="9782017098270" calcext:value-type="float">
            <text:p>9782017098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SGN</text:p>
          </table:table-cell>
          <table:table-cell office:value-type="string" calcext:value-type="string">
            <text:p>hachette</text:p>
          </table:table-cell>
          <table:table-cell office:value-type="float" office:value="9782017098287" calcext:value-type="float">
            <text:p>9782017098287</text:p>
          </table:table-cell>
          <table:table-cell office:value-type="string" calcext:value-type="string">
            <text:p>Sciences de gestion et numérique 1re STMG Enjeux &amp; Repères - 2019</text:p>
          </table:table-cell>
          <table:table-cell office:value-type="float" office:value="208" calcext:value-type="float">
            <text:p>208</text:p>
          </table:table-cell>
          <table:table-cell office:value-type="float" office:value="9782017098294" calcext:value-type="float">
            <text:p>9782017098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sgn</text:p>
          </table:table-cell>
          <table:table-cell office:value-type="string" calcext:value-type="string">
            <text:p>hachette</text:p>
          </table:table-cell>
          <table:table-cell office:value-type="float" office:value="9782017098300" calcext:value-type="float">
            <text:p>9782017098300</text:p>
          </table:table-cell>
          <table:table-cell office:value-type="string" calcext:value-type="string">
            <text:p>Sciences de gestion et numérique En situation 1re STMG -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098317" calcext:value-type="float">
            <text:p>9782017098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-specialit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-specialit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chette</text:p>
          </table:table-cell>
          <table:table-cell office:value-type="float" office:value="9782017092629" calcext:value-type="float">
            <text:p>9782017092629</text:p>
          </table:table-cell>
          <table:table-cell office:value-type="string" calcext:value-type="string">
            <text:p>HGGSP 1re spécialité - édition numérique 2022</text:p>
          </table:table-cell>
          <table:table-cell office:value-type="float" office:value="400" calcext:value-type="float">
            <text:p>400</text:p>
          </table:table-cell>
          <table:table-cell office:value-type="float" office:value="9782017092636" calcext:value-type="float">
            <text:p>978201709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-specialit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58370" calcext:value-type="float">
            <text:p>9782017158370</text:p>
          </table:table-cell>
          <table:table-cell office:value-type="string" calcext:value-type="string">
            <text:p>NSI 1re Spécialité - Ed. 2021</text:p>
          </table:table-cell>
          <table:table-cell office:value-type="float" office:value="288" calcext:value-type="float">
            <text:p>288</text:p>
          </table:table-cell>
          <table:table-cell office:value-type="float" office:value="9782017158387" calcext:value-type="float">
            <text:p>9782017158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89992" calcext:value-type="float">
            <text:p>9782017189992</text:p>
          </table:table-cell>
          <table:table-cell office:value-type="string" calcext:value-type="string">
            <text:p>Numérique et Sciences de l'informatique - Spécialité Terminale - Ed. 2022</text:p>
          </table:table-cell>
          <table:table-cell office:value-type="float" office:value="352" calcext:value-type="float">
            <text:p>352</text:p>
          </table:table-cell>
          <table:table-cell office:value-type="float" office:value="9782017190004" calcext:value-type="float">
            <text:p>978201719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0224" calcext:value-type="float">
            <text:p>9782016290224</text:p>
          </table:table-cell>
          <table:table-cell office:value-type="string" calcext:value-type="string">
            <text:p>Tutto bene 1re/Tle - Ed. 2020</text:p>
          </table:table-cell>
          <table:table-cell office:value-type="float" office:value="240" calcext:value-type="float">
            <text:p>240</text:p>
          </table:table-cell>
          <table:table-cell office:value-type="float" office:value="9782016290231" calcext:value-type="float">
            <text:p>9782016290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064" calcext:value-type="float">
            <text:p>9782016290064</text:p>
          </table:table-cell>
          <table:table-cell office:value-type="string" calcext:value-type="string">
            <text:p>Barbazo Mathematiques Tle Specialite - Ed. 2020</text:p>
          </table:table-cell>
          <table:table-cell office:value-type="float" office:value="496" calcext:value-type="float">
            <text:p>496</text:p>
          </table:table-cell>
          <table:table-cell office:value-type="float" office:value="9782016290071" calcext:value-type="float">
            <text:p>978201629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088" calcext:value-type="float">
            <text:p>9782016290088</text:p>
          </table:table-cell>
          <table:table-cell office:value-type="string" calcext:value-type="string">
            <text:p>Barbazo Tle option Maths complementaires Ed. 2020</text:p>
          </table:table-cell>
          <table:table-cell office:value-type="float" office:value="304" calcext:value-type="float">
            <text:p>304</text:p>
          </table:table-cell>
          <table:table-cell office:value-type="float" office:value="9782016290095" calcext:value-type="float">
            <text:p>9782016290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101" calcext:value-type="float">
            <text:p>9782016290101</text:p>
          </table:table-cell>
          <table:table-cell office:value-type="string" calcext:value-type="string">
            <text:p>Barbazo Tle option Maths expertes - Ed. 2020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90118" calcext:value-type="float">
            <text:p>9782016290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125" calcext:value-type="float">
            <text:p>9782016290125</text:p>
          </table:table-cell>
          <table:table-cell office:value-type="string" calcext:value-type="string">
            <text:p>Declic Tle option Maths complementaires - Ed. 2020</text:p>
          </table:table-cell>
          <table:table-cell office:value-type="float" office:value="304" calcext:value-type="float">
            <text:p>304</text:p>
          </table:table-cell>
          <table:table-cell office:value-type="float" office:value="9782016290132" calcext:value-type="float">
            <text:p>978201629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hachette</text:p>
          </table:table-cell>
          <table:table-cell office:value-type="float" office:value="9782016290002" calcext:value-type="float">
            <text:p>9782016290002</text:p>
          </table:table-cell>
          <table:table-cell office:value-type="string" calcext:value-type="string">
            <text:p>Enseignement scientifique Tle - Ed. 2020</text:p>
          </table:table-cell>
          <table:table-cell office:value-type="float" office:value="257" calcext:value-type="float">
            <text:p>257</text:p>
          </table:table-cell>
          <table:table-cell office:value-type="float" office:value="9782016290019" calcext:value-type="float">
            <text:p>9782016290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chette</text:p>
          </table:table-cell>
          <table:table-cell office:value-type="float" office:value="9782016289839" calcext:value-type="float">
            <text:p>9782016289839</text:p>
          </table:table-cell>
          <table:table-cell office:value-type="string" calcext:value-type="string">
            <text:p>Geographie Tle - Ed.2020</text:p>
          </table:table-cell>
          <table:table-cell office:value-type="float" office:value="369" calcext:value-type="float">
            <text:p>369</text:p>
          </table:table-cell>
          <table:table-cell office:value-type="float" office:value="9782016289846" calcext:value-type="float">
            <text:p>9782016289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chette</text:p>
          </table:table-cell>
          <table:table-cell office:value-type="float" office:value="9782016289815" calcext:value-type="float">
            <text:p>9782016289815</text:p>
          </table:table-cell>
          <table:table-cell office:value-type="string" calcext:value-type="string">
            <text:p>Histoire Tle - Ed. 2020</text:p>
          </table:table-cell>
          <table:table-cell office:value-type="float" office:value="370" calcext:value-type="float">
            <text:p>370</text:p>
          </table:table-cell>
          <table:table-cell office:value-type="float" office:value="9782016289822" calcext:value-type="float">
            <text:p>9782016289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6289853" calcext:value-type="float">
            <text:p>9782016289853</text:p>
          </table:table-cell>
          <table:table-cell office:value-type="string" calcext:value-type="string">
            <text:p>Histoire-Geographie Tle - Ed. 2020</text:p>
          </table:table-cell>
          <table:table-cell office:value-type="float" office:value="660" calcext:value-type="float">
            <text:p>660</text:p>
          </table:table-cell>
          <table:table-cell office:value-type="float" office:value="9782016289860" calcext:value-type="float">
            <text:p>9782016289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chette</text:p>
          </table:table-cell>
          <table:table-cell office:value-type="float" office:value="9782016289891" calcext:value-type="float">
            <text:p>9782016289891</text:p>
          </table:table-cell>
          <table:table-cell office:value-type="string" calcext:value-type="string">
            <text:p>Histoire-Geographie, Geopolitique, Sciences politiques Tle specialite - Ed. 2020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89907" calcext:value-type="float">
            <text:p>9782016289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6289914" calcext:value-type="float">
            <text:p>9782016289914</text:p>
          </table:table-cell>
          <table:table-cell office:value-type="string" calcext:value-type="string">
            <text:p>Humanites, Litteratures et Philosophie Tle specialite - Ed. 2020</text:p>
          </table:table-cell>
          <table:table-cell office:value-type="float" office:value="420" calcext:value-type="float">
            <text:p>420</text:p>
          </table:table-cell>
          <table:table-cell office:value-type="float" office:value="9782016289921" calcext:value-type="float">
            <text:p>9782016289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0187" calcext:value-type="float">
            <text:p>9782016290187</text:p>
          </table:table-cell>
          <table:table-cell office:value-type="string" calcext:value-type="string">
            <text:p>Miradas - Espagnol Tle - Ed. 2020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90194" calcext:value-type="float">
            <text:p>9782016290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hachette</text:p>
          </table:table-cell>
          <table:table-cell office:value-type="float" office:value="9782016290200" calcext:value-type="float">
            <text:p>9782016290200</text:p>
          </table:table-cell>
          <table:table-cell office:value-type="string" calcext:value-type="string">
            <text:p>Mitreden Allemand Tle - Ed. 2020</text:p>
          </table:table-cell>
          <table:table-cell office:value-type="float" office:value="228" calcext:value-type="float">
            <text:p>228</text:p>
          </table:table-cell>
          <table:table-cell office:value-type="float" office:value="9782016290217" calcext:value-type="float">
            <text:p>9782016290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6289877" calcext:value-type="float">
            <text:p>9782016289877</text:p>
          </table:table-cell>
          <table:table-cell office:value-type="string" calcext:value-type="string">
            <text:p>Passerelles - Philosophie Tle - Ed. 2020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91610" calcext:value-type="float">
            <text:p>9782016291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6290040" calcext:value-type="float">
            <text:p>9782016290040</text:p>
          </table:table-cell>
          <table:table-cell office:value-type="string" calcext:value-type="string">
            <text:p>Physique Chimie Tle specialite - Ed. 2020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90057" calcext:value-type="float">
            <text:p>9782016290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chette</text:p>
          </table:table-cell>
          <table:table-cell office:value-type="float" office:value="9782016290026" calcext:value-type="float">
            <text:p>9782016290026</text:p>
          </table:table-cell>
          <table:table-cell office:value-type="string" calcext:value-type="string">
            <text:p>Planete SVT Tle specialite - Ed. 2020</text:p>
          </table:table-cell>
          <table:table-cell office:value-type="float" office:value="352" calcext:value-type="float">
            <text:p>352</text:p>
          </table:table-cell>
          <table:table-cell office:value-type="float" office:value="9782016290033" calcext:value-type="float">
            <text:p>9782016290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6289938" calcext:value-type="float">
            <text:p>9782016289938</text:p>
          </table:table-cell>
          <table:table-cell office:value-type="string" calcext:value-type="string">
            <text:p>SES Tle specialite - Ed. 2020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89945" calcext:value-type="float">
            <text:p>9782016289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ciences-physiques</text:p>
          </table:table-cell>
          <table:table-cell office:value-type="string" calcext:value-type="string">
            <text:p>hachette</text:p>
          </table:table-cell>
          <table:table-cell office:value-type="float" office:value="9782016290149" calcext:value-type="float">
            <text:p>9782016290149</text:p>
          </table:table-cell>
          <table:table-cell office:value-type="string" calcext:value-type="string">
            <text:p>Sciences physiques Tle - specialite Sciences de l'ingenieur - Ed. 2020</text:p>
          </table:table-cell>
          <table:table-cell office:value-type="float" office:value="160" calcext:value-type="float">
            <text:p>160</text:p>
          </table:table-cell>
          <table:table-cell office:value-type="float" office:value="9782016290156" calcext:value-type="float">
            <text:p>978201629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6290163" calcext:value-type="float">
            <text:p>9782016290163</text:p>
          </table:table-cell>
          <table:table-cell office:value-type="string" calcext:value-type="string">
            <text:p>Seasons - Anglais Tle - Ed. 2020</text:p>
          </table:table-cell>
          <table:table-cell office:value-type="float" office:value="322" calcext:value-type="float">
            <text:p>322</text:p>
          </table:table-cell>
          <table:table-cell office:value-type="float" office:value="9782016290170" calcext:value-type="float">
            <text:p>9782016290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hachette</text:p>
          </table:table-cell>
          <table:table-cell office:value-type="float" office:value="9782017156833" calcext:value-type="float">
            <text:p>9782017156833</text:p>
          </table:table-cell>
          <table:table-cell office:value-type="string" calcext:value-type="string">
            <text:p>Ressources humaines et communication Term STMG - En situation - 2021</text:p>
          </table:table-cell>
          <table:table-cell office:value-type="float" office:value="176" calcext:value-type="float">
            <text:p>176</text:p>
          </table:table-cell>
          <table:table-cell office:value-type="float" office:value="9782017156840" calcext:value-type="float">
            <text:p>9782017156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79465" calcext:value-type="float">
            <text:p>9782016279465</text:p>
          </table:table-cell>
          <table:table-cell office:value-type="string" calcext:value-type="string">
            <text:p>Calao - Mathématiques - Terminale STI2D / STL - 2020</text:p>
          </table:table-cell>
          <table:table-cell office:value-type="float" office:value="336" calcext:value-type="float">
            <text:p>336</text:p>
          </table:table-cell>
          <table:table-cell office:value-type="float" office:value="9782016279472" calcext:value-type="float">
            <text:p>9782016279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79441" calcext:value-type="float">
            <text:p>9782016279441</text:p>
          </table:table-cell>
          <table:table-cell office:value-type="string" calcext:value-type="string">
            <text:p>Calao - Mathématiques - Terminale STMG / ST2S / STHR - 2020</text:p>
          </table:table-cell>
          <table:table-cell office:value-type="float" office:value="208" calcext:value-type="float">
            <text:p>208</text:p>
          </table:table-cell>
          <table:table-cell office:value-type="float" office:value="9782016279458" calcext:value-type="float">
            <text:p>9782016279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6279564" calcext:value-type="float">
            <text:p>9782016279564</text:p>
          </table:table-cell>
          <table:table-cell office:value-type="string" calcext:value-type="string">
            <text:p>Droit - En situation - Term STMG - 2020</text:p>
          </table:table-cell>
          <table:table-cell office:value-type="float" office:value="207" calcext:value-type="float">
            <text:p>207</text:p>
          </table:table-cell>
          <table:table-cell office:value-type="float" office:value="9782016279571" calcext:value-type="float">
            <text:p>9782016279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6279502" calcext:value-type="float">
            <text:p>9782016279502</text:p>
          </table:table-cell>
          <table:table-cell office:value-type="string" calcext:value-type="string">
            <text:p>Droit - Enjeux &amp; Repères - Terminale STMG - 2020</text:p>
          </table:table-cell>
          <table:table-cell office:value-type="float" office:value="239" calcext:value-type="float">
            <text:p>239</text:p>
          </table:table-cell>
          <table:table-cell office:value-type="float" office:value="9782016279519" calcext:value-type="float">
            <text:p>9782016279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Gestion-et-finance</text:p>
          </table:table-cell>
          <table:table-cell office:value-type="string" calcext:value-type="string">
            <text:p>hachette</text:p>
          </table:table-cell>
          <table:table-cell office:value-type="float" office:value="9782016279915" calcext:value-type="float">
            <text:p>9782016279915</text:p>
          </table:table-cell>
          <table:table-cell office:value-type="string" calcext:value-type="string">
            <text:p>Gestion et Finance - En situation - Terminale STMG - 2020</text:p>
          </table:table-cell>
          <table:table-cell office:value-type="float" office:value="264" calcext:value-type="float">
            <text:p>264</text:p>
          </table:table-cell>
          <table:table-cell office:value-type="float" office:value="9782016279960" calcext:value-type="float">
            <text:p>9782016279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HG-EMC</text:p>
          </table:table-cell>
          <table:table-cell office:value-type="string" calcext:value-type="string">
            <text:p>hachette</text:p>
          </table:table-cell>
          <table:table-cell office:value-type="float" office:value="9782016279403" calcext:value-type="float">
            <text:p>9782016279403</text:p>
          </table:table-cell>
          <table:table-cell office:value-type="string" calcext:value-type="string">
            <text:p>Histoire-Géographie-EMC - Terminale Séries technologiques - 2020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79410" calcext:value-type="float">
            <text:p>9782016279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6279588" calcext:value-type="float">
            <text:p>9782016279588</text:p>
          </table:table-cell>
          <table:table-cell office:value-type="string" calcext:value-type="string">
            <text:p>Management, Sciences de gestion et numérique - En situation - Terminale STMG - 2020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79595" calcext:value-type="float">
            <text:p>9782016279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6279526" calcext:value-type="float">
            <text:p>9782016279526</text:p>
          </table:table-cell>
          <table:table-cell office:value-type="string" calcext:value-type="string">
            <text:p>Management, Sciences de gestion et numérique - Enjeux &amp; Repères - Terminale STMG - 2020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79533" calcext:value-type="float">
            <text:p>9782016279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ercatique</text:p>
          </table:table-cell>
          <table:table-cell office:value-type="string" calcext:value-type="string">
            <text:p>hachette</text:p>
          </table:table-cell>
          <table:table-cell office:value-type="float" office:value="9782016279977" calcext:value-type="float">
            <text:p>9782016279977</text:p>
          </table:table-cell>
          <table:table-cell office:value-type="string" calcext:value-type="string">
            <text:p>Mercatique - En situation - Terminale STMG - 2020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79984" calcext:value-type="float">
            <text:p>9782016279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6291603" calcext:value-type="float">
            <text:p>9782016291603</text:p>
          </table:table-cell>
          <table:table-cell office:value-type="string" calcext:value-type="string">
            <text:p>Passerelles- Philosophie Tles series technologiques - Ed. 2020</text:p>
          </table:table-cell>
          <table:table-cell office:value-type="float" office:value="240" calcext:value-type="float">
            <text:p>240</text:p>
          </table:table-cell>
          <table:table-cell office:value-type="float" office:value="9782016291610" calcext:value-type="float">
            <text:p>9782016291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7100652" calcext:value-type="float">
            <text:p>9782017100652</text:p>
          </table:table-cell>
          <table:table-cell office:value-type="string" calcext:value-type="string">
            <text:p>Philosophie - Terminale séries technologiques - 2020</text:p>
          </table:table-cell>
          <table:table-cell office:value-type="float" office:value="264" calcext:value-type="float">
            <text:p>264</text:p>
          </table:table-cell>
          <table:table-cell office:value-type="float" office:value="9782017100669" calcext:value-type="float">
            <text:p>9782017100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6279427" calcext:value-type="float">
            <text:p>9782016279427</text:p>
          </table:table-cell>
          <table:table-cell office:value-type="string" calcext:value-type="string">
            <text:p>Physique-Chimie - Term STI2D - 2020</text:p>
          </table:table-cell>
          <table:table-cell office:value-type="float" office:value="304" calcext:value-type="float">
            <text:p>304</text:p>
          </table:table-cell>
          <table:table-cell office:value-type="float" office:value="9782016279434" calcext:value-type="float">
            <text:p>9782016279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economie</text:p>
          </table:table-cell>
          <table:table-cell office:value-type="string" calcext:value-type="string">
            <text:p>hachette</text:p>
          </table:table-cell>
          <table:table-cell office:value-type="float" office:value="9782016279540" calcext:value-type="float">
            <text:p>9782016279540</text:p>
          </table:table-cell>
          <table:table-cell office:value-type="string" calcext:value-type="string">
            <text:p>Économie - En situation - Terminale STMG - 2020</text:p>
          </table:table-cell>
          <table:table-cell office:value-type="float" office:value="192" calcext:value-type="float">
            <text:p>192</text:p>
          </table:table-cell>
          <table:table-cell office:value-type="float" office:value="9782016279557" calcext:value-type="float">
            <text:p>9782016279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chette</text:p>
          </table:table-cell>
          <table:table-cell office:value-type="float" office:value="9782017098348" calcext:value-type="float">
            <text:p>9782017098348</text:p>
          </table:table-cell>
          <table:table-cell office:value-type="string" calcext:value-type="string">
            <text:p>IT - I2D - 2I2D - 1re/Tle STI2D -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100362" calcext:value-type="float">
            <text:p>9782017100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-specialit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-specialit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89992" calcext:value-type="float">
            <text:p>9782017189992</text:p>
          </table:table-cell>
          <table:table-cell office:value-type="string" calcext:value-type="string">
            <text:p>Numérique et Sciences de l'informatique - Spécialité Terminale - Ed. 2022</text:p>
          </table:table-cell>
          <table:table-cell office:value-type="float" office:value="352" calcext:value-type="float">
            <text:p>352</text:p>
          </table:table-cell>
          <table:table-cell office:value-type="float" office:value="9782017190004" calcext:value-type="float">
            <text:p>9782017190004</text:p>
          </table:table-cell>
          <table:table-cell table:number-columns-repeated="2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francais-sixieme</text:p>
          </table:table-cell>
          <table:table-cell office:value-type="string" calcext:value-type="string">
            <text:p>Les sorcières, de la peur au rire - Manuel numérique max Belin 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e</text:p>
          </table:table-cell>
          <table:table-cell office:value-type="string" calcext:value-type="string">
            <text:p>Sciences technolog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sciences_et_technologie-sixieme</text:p>
          </table:table-cell>
          <table:table-cell office:value-type="string" calcext:value-type="string">
            <text:p>Sciences et technologie Sixième - Le Manuel Numérique Max – - Belin Education 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histoire_geographie_emc-sixieme</text:p>
          </table:table-cell>
          <table:table-cell office:value-type="string" calcext:value-type="string">
            <text:p>Histoire Géographie EMC Sixième - Le Manuel Numérique Max – - Belin Education 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espagnol-cinquieme</text:p>
          </table:table-cell>
          <table:table-cell office:value-type="string" calcext:value-type="string">
            <text:p>Espagnol Cinquième - Le Manuel Numérique Max – - Belin Education 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svt-cycle4</text:p>
          </table:table-cell>
          <table:table-cell office:value-type="string" calcext:value-type="string">
            <text:p>Les changements climatiques passés - Manuel numérique max Belin 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histoire_geographie_emc-cinquieme</text:p>
          </table:table-cell>
          <table:table-cell office:value-type="string" calcext:value-type="string">
            <text:p>Une nouvelle société urbaine - Manuel numérique max Belin 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espagnol-quatrieme</text:p>
          </table:table-cell>
          <table:table-cell office:value-type="string" calcext:value-type="string">
            <text:p>Espagnol Quatrième - Le Manuel Numérique Max – - Belin Education 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svt-cycle4</text:p>
          </table:table-cell>
          <table:table-cell office:value-type="string" calcext:value-type="string">
            <text:p>Les changements climatiques passés - Manuel numérique max Belin 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svt-cycle4</text:p>
          </table:table-cell>
          <table:table-cell office:value-type="string" calcext:value-type="string">
            <text:p>Les changements climatiques passés - Manuel numérique max Belin 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Francais-seconde</text:p>
          </table:table-cell>
          <table:table-cell office:value-type="string" calcext:value-type="string">
            <text:p>OUVERTURE DE SÉQUENCE - Le roman et ses manigances Jean-Honoré Fragonard, &lt;emphasis&gt;Les Hasards heureux de l'escarpolette&lt;/emphasis&gt; (1767) The Wallace Collection, Londres, Dist. RMN-Grand Palais/The Trustees</text:p>
          </table:table-cell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Histoire-seconde</text:p>
          </table:table-cell>
          <table:table-cell office:value-type="string" calcext:value-type="string">
            <text:p>OUVERTURE : Tensions, mutations et crispations de la société d'ordres Problématiques Comment la société d’ordres est-elle organisée ? Quelles sont les nouvelles aspirations sociales des Français au xviiie siècle ? Quelles sont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Geographie-seconde</text:p>
          </table:table-cell>
          <table:table-cell office:value-type="string" calcext:value-type="string">
            <text:p>Sociétés et environnement : des équilibres fragiles Sociétés et environnement : des équilibres fragiles Les interactions entre les sociétés et leurs environnements sont multiples et complexes. En Islande par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ses-seconde</text:p>
          </table:table-cell>
          <table:table-cell office:value-type="string" calcext:value-type="string">
            <text:p>Comment devenons-nous des acteurs sociaux ? À l'issue de ce chapitre, vous saurez Que la socialisation est un processus de transmission des normes et des valeurs. Que la famille, l’école, les groupes de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ses-seconde-2022</text:p>
          </table:table-cell>
          <table:table-cell office:value-type="string" calcext:value-type="string">
            <text:p>Pour commencer Notions Économie Allocation des ressources Sociologie Science politique Pouvoir politique Corrélation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espagnol-seconde</text:p>
          </table:table-cell>
          <table:table-cell office:value-type="string" calcext:value-type="string">
            <text:p>Séquence 2 : livre du professeur et évaluation Espejito, espejito ¿Dar una buena imagen de sí? Propiedad de "La Lirio". Fotografía : A. Barroso Cartel de la obra de teatro Selfie, presentada en Madrid,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anglais-seconde</text:p>
          </table:table-cell>
          <table:table-cell office:value-type="string" calcext:value-type="string">
            <text:p>Séquence 7 - Contenu réservé à l'enseignant Séquence 7 - Livre du prof, évaluations The real London Faces from the streets of London tony c french / Getty Images / Tony C French tony c french / Getty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mathematiques-seconde</text:p>
          </table:table-cell>
          <table:table-cell office:value-type="string" calcext:value-type="string">
            <text:p>Ouverture et livre du professeur : Du calcul numérique au calcul littéral <text:s/>Cosmos/SPL/David Parker Signatures/Raphaëlle Helle Le mot « numérique » ne désigne plus seulement le calcul avec des nombres, mais renvoie aussi à l’ensemble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cahier_python_pour_les_maths-seconde</text:p>
          </table:table-cell>
          <table:table-cell office:value-type="string" calcext:value-type="string">
            <text:p>Cahier Python pour les maths 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physique_chimie-seconde</text:p>
          </table:table-cell>
          <table:table-cell office:value-type="string" calcext:value-type="string">
            <text:p>Physique Chimie 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physique_chimie_tronc_commun-seconde</text:p>
          </table:table-cell>
          <table:table-cell office:value-type="string" calcext:value-type="string">
            <text:p>Physique Chimie Tronc Commun 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svt-seconde</text:p>
          </table:table-cell>
          <table:table-cell office:value-type="string" calcext:value-type="string">
            <text:p>SVT 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francais-premiere</text:p>
          </table:table-cell>
          <table:table-cell office:value-type="string" calcext:value-type="string">
            <text:p>Français Première - Le Manuel Numérique Max – <text:s/>- Belin Education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er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histoire-premiere</text:p>
          </table:table-cell>
          <table:table-cell office:value-type="string" calcext:value-type="string">
            <text:p>Histoire Première - Le Manuel Numérique Max – - Belin Education 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geographie-premiere</text:p>
          </table:table-cell>
          <table:table-cell office:value-type="string" calcext:value-type="string">
            <text:p>Géographie Première - Le Manuel Numérique Max – - Belin Education 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er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hggsp-premiere</text:p>
          </table:table-cell>
          <table:table-cell office:value-type="string" calcext:value-type="string">
            <text:p>HGGSP Première - Le Manuel Numérique Max – - Belin Education 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e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ses-premiere</text:p>
          </table:table-cell>
          <table:table-cell office:value-type="string" calcext:value-type="string">
            <text:p>SES Première - Le Manuel Numérique Max – - Belin Education 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espagnol-premiere</text:p>
          </table:table-cell>
          <table:table-cell office:value-type="string" calcext:value-type="string">
            <text:p>Espagnol Première - Le Manuel Numérique Max – - Belin Education 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anglais-premiere</text:p>
          </table:table-cell>
          <table:table-cell office:value-type="string" calcext:value-type="string">
            <text:p>Anglais Première - Le Manuel Numérique Max – - Belin Education 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mathematiques-premiere</text:p>
          </table:table-cell>
          <table:table-cell office:value-type="string" calcext:value-type="string">
            <text:p>Mathématiques Première - Le Manuel Numérique Max – - Belin Education 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physique_chimie-premiere</text:p>
          </table:table-cell>
          <table:table-cell office:value-type="string" calcext:value-type="string">
            <text:p>Physique Chimie Première - Le Manuel Numérique Max – - Belin Education 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er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physique_chimie_specialite-premiere</text:p>
          </table:table-cell>
          <table:table-cell office:value-type="string" calcext:value-type="string">
            <text:p>Physique Chimie Spécialité 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er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enseignement_scientifique-premiere</text:p>
          </table:table-cell>
          <table:table-cell office:value-type="string" calcext:value-type="string">
            <text:p>Enseignement Scientifique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er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svt-premiere</text:p>
          </table:table-cell>
          <table:table-cell office:value-type="string" calcext:value-type="string">
            <text:p>SVT Première - Le Manuel Numérique Max – - Belin Education 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rminale</text:p>
          </table:table-cell>
          <table:table-cell office:value-type="string" calcext:value-type="string">
            <text:p>philo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philosophie_voie_generale-terminale</text:p>
          </table:table-cell>
          <table:table-cell office:value-type="string" calcext:value-type="string">
            <text:p>Le Bonheur - Manuel numérique max Belin </text:p>
          </table:table-cell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rminale</text:p>
          </table:table-cell>
          <table:table-cell office:value-type="string" calcext:value-type="string">
            <text:p>philo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philosophie_voie_technologique-terminale</text:p>
          </table:table-cell>
          <table:table-cell office:value-type="string" calcext:value-type="string">
            <text:p>La Technique - Manuel numérique max Belin 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rminal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histoire-terminale</text:p>
          </table:table-cell>
          <table:table-cell office:value-type="string" calcext:value-type="string">
            <text:p>La Seconde Guerre mondiale - Manuel numérique max Belin 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rminal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geographie-terminale</text:p>
          </table:table-cell>
          <table:table-cell office:value-type="string" calcext:value-type="string">
            <text:p>Mers et océans : au cœur de la mondialisation - Manuel numérique max Belin 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rminal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hggsp-terminale</text:p>
          </table:table-cell>
          <table:table-cell office:value-type="string" calcext:value-type="string">
            <text:p>Histoire, mémoire et justice - Manuel numérique max Belin </text:p>
          </table:table-cell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rminal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ses-terminale</text:p>
          </table:table-cell>
          <table:table-cell office:value-type="string" calcext:value-type="string">
            <text:p>Comment lutter contre le chômage ? - Manuel numérique max Belin </text:p>
          </table:table-cell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espagnol-terminale</text:p>
          </table:table-cell>
          <table:table-cell office:value-type="string" calcext:value-type="string">
            <text:p>La vida en series - Manuel numérique max Belin 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rminal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anglais-terminale</text:p>
          </table:table-cell>
          <table:table-cell office:value-type="string" calcext:value-type="string">
            <text:p>Cold War Spies - Manuel numérique max Belin 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mathematiques-terminale</text:p>
          </table:table-cell>
          <table:table-cell office:value-type="string" calcext:value-type="string">
            <text:p>Calculs d'aires - Manuel numérique max Belin 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rminal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physique_chimie-terminale</text:p>
          </table:table-cell>
          <table:table-cell office:value-type="string" calcext:value-type="string">
            <text:p>Décrire un mouvement - Manuel numérique max Belin </text:p>
          </table:table-cell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rminal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enseignement_scientifique-terminale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rminal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svt-terminale</text:p>
          </table:table-cell>
          <table:table-cell office:value-type="string" calcext:value-type="string">
            <text:p>Enseignement scientifique Tle </text:p>
          </table:table-cell>
          <table:table-cell office:value-type="float" office:value="549" calcext:value-type="float">
            <text:p>54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1:11:06.727000000</meta:creation-date>
    <dc:date>2023-04-07T15:59:50.555000000</dc:date>
    <meta:editing-duration>P1DT1H53M40S</meta:editing-duration>
    <meta:editing-cycles>18</meta:editing-cycles>
    <meta:generator>LibreOffice/7.5.0.3$Windows_X86_64 LibreOffice_project/c21113d003cd3efa8c53188764377a8272d9d6de</meta:generator>
    <meta:document-statistic meta:table-count="1" meta:cell-count="1919" meta:object-count="0"/>
  </office:meta>
</office:document-meta>
</file>